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fo:font-size="36pt" fo:language="ru" fo:country="RU" style:font-size-asian="36pt" style:font-size-complex="36pt"/>
    </style:style>
    <style:style style:name="P3" style:family="paragraph" style:parent-style-name="Standard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Standard">
      <style:text-properties fo:font-size="36pt" fo:language="en" fo:country="US" style:font-size-asian="36pt" style:font-size-complex="36pt"/>
    </style:style>
    <style:style style:name="P5" style:family="paragraph" style:parent-style-name="Standard">
      <style:text-properties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 style:parent-style-name="Standard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Standard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Notes</text:p>
      <text:p text:style-name="P1"/>
      <text:p text:style-name="P7">Relations between classes : </text:p>
      <text:p text:style-name="P1"/>
      <text:p text:style-name="P2"><text:span text:style-name="T4">Наследование</text:span> — класс наследует все свойства родительского класса</text:p>
      <text:p text:style-name="P2"/>
      <text:p text:style-name="P2"><text:span text:style-name="T4">Аггрегирование</text:span> — в одном классе присутствуют экземпляры других классов как поля. Например — в класс Машина включен класс Двигатель как поле.</text:p>
      <text:p text:style-name="P2"/>
      <text:p text:style-name="P4"><text:span text:style-name="T4">Acc</text:span><text:span text:style-name="T3">оциация</text:span><text:span text:style-name="T2"> — два класса не </text:span><text:soft-page-break/><text:span text:style-name="T2">являются наследниками и не связаны агрегированием, но обращаются друг к другу. Например, класс студент привязан к классу предаватель.</text:span></text:p>
      <text:p text:style-name="P4"><text:span text:style-name="T2"/></text:p>
      <text:p text:style-name="P5"><text:span text:style-name="T2">Обьектная модель</text:span></text:p>
      <text:p text:style-name="P5"><text:span text:style-name="T2"/></text:p>
      <text:p text:style-name="P6"><text:span text:style-name="T2">Обьектную модель определяют наборы значений полей (</text:span><text:span text:style-name="T3">состояния обьектов</text:span><text:span text:style-name="T2">) и медоды (</text:span><text:span text:style-name="T3">поведение обьектов</text:span><text:span text:style-name="T2">) классов. </text:span></text:p>
      <text:p text:style-name="P6"><text:span text:style-name="T2"/></text:p>
      <text:p text:style-name="P6"><text:span text:style-name="T3">Индивидуальность</text:span><text:span text:style-name="T2"> — в классе существуют поля, которые общие для всех обьектов, </text:span><text:soft-page-break/><text:span text:style-name="T2">например общее количество созданных обьектов, и поля индивидуальные для обьектов. Общие поля при проектировании хранятся особым образом (как минимум как </text:span>static <text:span text:style-name="T2">поля).</text:span></text:p>
      <text:p text:style-name="P6"><text:span text:style-name="T2"/></text:p>
      <text:p text:style-name="P5">Enum - <text:s/><text:span text:style-name="T2">перечисления в </text:span>Java</text:p>
      <text:p text:style-name="P3">Хорошее применение когда есть стого определенный набор значений. Например — полов может быть только 2 — мужской и женский. Внутри <text:span text:style-name="T1">Enum </text:span>можно создавать методы и переменные и к ним <text:soft-page-break/>обращаться. </text:p>
      <text:p text:style-name="P3">Если есть возможность модифицировать число значений через интерфейс — лучше <text:span text:style-name="T1">Enum </text:span>не применять. Только тогда применять, когда возможные значения <text:span text:style-name="T1">hard-coded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Bespalov</meta:initial-creator>
    <meta:creation-date>2015-09-22T23:12:14.40</meta:creation-date>
    <dc:date>2015-09-23T00:35:45.08</dc:date>
    <dc:creator>Andrey Bespalov</dc:creator>
    <meta:editing-duration>PT1H23M28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4" meta:paragraph-count="11" meta:word-count="161" meta:character-count="1146"/>
  </office:meta>
</office:document-meta>
</file>